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200.1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493506493506494" calcext:value-type="float">
            <text:p>0.4935064935064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9069212410501192]</text:p>
          </table:table-cell>
          <table:table-cell office:value-type="string" calcext:value-type="string">
            <text:p>[35]</text:p>
          </table:table-cell>
          <table:table-cell office:value-type="float" office:value="0.290092186903207" calcext:value-type="float">
            <text:p>0.290092186903207</text:p>
          </table:table-cell>
          <table:table-cell office:value-type="float" office:value="0.460798460798461" calcext:value-type="float">
            <text:p>0.460798460798461</text:p>
          </table:table-cell>
          <table:table-cell office:value-type="float" office:value="0.493506493506494" calcext:value-type="float">
            <text:p>0.493506493506494</text:p>
          </table:table-cell>
          <table:table-cell office:value-type="float" office:value="0.178976918875933" calcext:value-type="float">
            <text:p>0.178976918875933</text:p>
          </table:table-cell>
          <table:table-cell office:value-type="float" office:value="0.229508196721311" calcext:value-type="float">
            <text:p>0.229508196721311</text:p>
          </table:table-cell>
          <table:table-cell office:value-type="float" office:value="0.362341806832279" calcext:value-type="float">
            <text:p>0.362341806832279</text:p>
          </table:table-cell>
          <table:table-cell office:value-type="float" office:value="0.450704225352113" calcext:value-type="float">
            <text:p>0.450704225352113</text:p>
          </table:table-cell>
          <table:table-cell office:value-type="float" office:value="0.158251561106155" calcext:value-type="float">
            <text:p>0.15825156110615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408602150537634" calcext:value-type="float">
            <text:p>0.4086021505376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8687350835322196]</text:p>
          </table:table-cell>
          <table:table-cell office:value-type="string" calcext:value-type="string">
            <text:p>[55]</text:p>
          </table:table-cell>
          <table:table-cell office:value-type="float" office:value="0.310862092549924" calcext:value-type="float">
            <text:p>0.310862092549924</text:p>
          </table:table-cell>
          <table:table-cell office:value-type="float" office:value="0.350686231331393" calcext:value-type="float">
            <text:p>0.350686231331393</text:p>
          </table:table-cell>
          <table:table-cell office:value-type="float" office:value="0.408602150537634" calcext:value-type="float">
            <text:p>0.408602150537634</text:p>
          </table:table-cell>
          <table:table-cell office:value-type="float" office:value="0.316877240406652" calcext:value-type="float">
            <text:p>0.316877240406652</text:p>
          </table:table-cell>
          <table:table-cell office:value-type="float" office:value="0.373626373626374" calcext:value-type="float">
            <text:p>0.373626373626374</text:p>
          </table:table-cell>
          <table:table-cell office:value-type="float" office:value="0.31817005640946" calcext:value-type="float">
            <text:p>0.31817005640946</text:p>
          </table:table-cell>
          <table:table-cell office:value-type="float" office:value="0.324561403508772" calcext:value-type="float">
            <text:p>0.324561403508772</text:p>
          </table:table-cell>
          <table:table-cell office:value-type="float" office:value="0.257714842052191" calcext:value-type="float">
            <text:p>0.257714842052191</text:p>
          </table:table-cell>
          <table:table-cell office:value-type="float" office:value="0.318181818181818" calcext:value-type="float">
            <text:p>0.318181818181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643478260869565" calcext:value-type="float">
            <text:p>0.6434782608695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021479713603818]</text:p>
          </table:table-cell>
          <table:table-cell office:value-type="string" calcext:value-type="string">
            <text:p>[40]</text:p>
          </table:table-cell>
          <table:table-cell office:value-type="float" office:value="0.356250726481391" calcext:value-type="float">
            <text:p>0.356250726481391</text:p>
          </table:table-cell>
          <table:table-cell office:value-type="float" office:value="0.476292231510448" calcext:value-type="float">
            <text:p>0.476292231510448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235185185185185" calcext:value-type="float">
            <text:p>0.235185185185185</text:p>
          </table:table-cell>
          <table:table-cell office:value-type="float" office:value="0.288888888888889" calcext:value-type="float">
            <text:p>0.288888888888889</text:p>
          </table:table-cell>
          <table:table-cell office:value-type="float" office:value="0.433952994775404" calcext:value-type="float">
            <text:p>0.433952994775404</text:p>
          </table:table-cell>
          <table:table-cell office:value-type="float" office:value="0.643478260869565" calcext:value-type="float">
            <text:p>0.643478260869565</text:p>
          </table:table-cell>
          <table:table-cell office:value-type="float" office:value="0.279572494454527" calcext:value-type="float">
            <text:p>0.279572494454527</text:p>
          </table:table-cell>
          <table:table-cell office:value-type="float" office:value="0.378947368421053" calcext:value-type="float">
            <text:p>0.3789473684210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8377088305489259]</text:p>
          </table:table-cell>
          <table:table-cell office:value-type="string" calcext:value-type="string">
            <text:p>[58]</text:p>
          </table:table-cell>
          <table:table-cell office:value-type="float" office:value="0.525154306548546" calcext:value-type="float">
            <text:p>0.525154306548546</text:p>
          </table:table-cell>
          <table:table-cell office:value-type="float" office:value="0.568928833475988" calcext:value-type="float">
            <text:p>0.568928833475988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517239663629705" calcext:value-type="float">
            <text:p>0.517239663629705</text:p>
          </table:table-cell>
          <table:table-cell office:value-type="float" office:value="0.617142857142857" calcext:value-type="float">
            <text:p>0.617142857142857</text:p>
          </table:table-cell>
          <table:table-cell office:value-type="float" office:value="0.467360918646042" calcext:value-type="float">
            <text:p>0.467360918646042</text:p>
          </table:table-cell>
          <table:table-cell office:value-type="float" office:value="0.471057884231537" calcext:value-type="float">
            <text:p>0.471057884231537</text:p>
          </table:table-cell>
          <table:table-cell office:value-type="float" office:value="0.547087810442451" calcext:value-type="float">
            <text:p>0.547087810442451</text:p>
          </table:table-cell>
          <table:table-cell office:value-type="float" office:value="0.601156069364162" calcext:value-type="float">
            <text:p>0.6011560693641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472553699284008]</text:p>
          </table:table-cell>
          <table:table-cell office:value-type="string" calcext:value-type="string">
            <text:p>[56]</text:p>
          </table:table-cell>
          <table:table-cell office:value-type="float" office:value="0.584900392329317" calcext:value-type="float">
            <text:p>0.584900392329317</text:p>
          </table:table-cell>
          <table:table-cell office:value-type="float" office:value="0.626519439838891" calcext:value-type="float">
            <text:p>0.626519439838891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563769288047961" calcext:value-type="float">
            <text:p>0.563769288047961</text:p>
          </table:table-cell>
          <table:table-cell office:value-type="float" office:value="0.62780269058296" calcext:value-type="float">
            <text:p>0.62780269058296</text:p>
          </table:table-cell>
          <table:table-cell office:value-type="float" office:value="0.531064775920688" calcext:value-type="float">
            <text:p>0.531064775920688</text:p>
          </table:table-cell>
          <table:table-cell office:value-type="float" office:value="0.532818532818533" calcext:value-type="float">
            <text:p>0.532818532818533</text:p>
          </table:table-cell>
          <table:table-cell office:value-type="float" office:value="0.618248065509729" calcext:value-type="float">
            <text:p>0.618248065509729</text:p>
          </table:table-cell>
          <table:table-cell office:value-type="float" office:value="0.724137931034483" calcext:value-type="float">
            <text:p>0.7241379310344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3', '4']</text:p>
          </table:table-cell>
          <table:table-cell office:value-type="string" calcext:value-type="string">
            <text:p>[0.918854415274463, 0.918854415274463]</text:p>
          </table:table-cell>
          <table:table-cell office:value-type="string" calcext:value-type="string">
            <text:p>[34, 34]</text:p>
          </table:table-cell>
          <table:table-cell office:value-type="float" office:value="0.146047008547009" calcext:value-type="float">
            <text:p>0.146047008547009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34188034188034" calcext:value-type="float">
            <text:p>0.134188034188034</text:p>
          </table:table-cell>
          <table:table-cell table:number-columns-repeated="5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6282722513089" calcext:value-type="float">
            <text:p>0.62827225130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8305489260143198]</text:p>
          </table:table-cell>
          <table:table-cell office:value-type="string" calcext:value-type="string">
            <text:p>[65]</text:p>
          </table:table-cell>
          <table:table-cell office:value-type="float" office:value="0.513842478273305" calcext:value-type="float">
            <text:p>0.513842478273305</text:p>
          </table:table-cell>
          <table:table-cell office:value-type="float" office:value="0.57672291587078" calcext:value-type="float">
            <text:p>0.57672291587078</text:p>
          </table:table-cell>
          <table:table-cell office:value-type="float" office:value="0.6282722513089" calcext:value-type="float">
            <text:p>0.6282722513089</text:p>
          </table:table-cell>
          <table:table-cell office:value-type="float" office:value="0.498679235866233" calcext:value-type="float">
            <text:p>0.498679235866233</text:p>
          </table:table-cell>
          <table:table-cell office:value-type="float" office:value="0.525714285714286" calcext:value-type="float">
            <text:p>0.525714285714286</text:p>
          </table:table-cell>
          <table:table-cell office:value-type="float" office:value="0.488161481738408" calcext:value-type="float">
            <text:p>0.488161481738408</text:p>
          </table:table-cell>
          <table:table-cell office:value-type="float" office:value="0.489065606361829" calcext:value-type="float">
            <text:p>0.489065606361829</text:p>
          </table:table-cell>
          <table:table-cell office:value-type="float" office:value="0.491806279617798" calcext:value-type="float">
            <text:p>0.49180627961779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696035242290749" calcext:value-type="float">
            <text:p>0.6960352422907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8353221957040573]</text:p>
          </table:table-cell>
          <table:table-cell office:value-type="string" calcext:value-type="string">
            <text:p>[56]</text:p>
          </table:table-cell>
          <table:table-cell office:value-type="float" office:value="0.593118663875687" calcext:value-type="float">
            <text:p>0.593118663875687</text:p>
          </table:table-cell>
          <table:table-cell office:value-type="float" office:value="0.612930944377321" calcext:value-type="float">
            <text:p>0.612930944377321</text:p>
          </table:table-cell>
          <table:table-cell office:value-type="float" office:value="0.696035242290749" calcext:value-type="float">
            <text:p>0.696035242290749</text:p>
          </table:table-cell>
          <table:table-cell office:value-type="float" office:value="0.62350338872078" calcext:value-type="float">
            <text:p>0.62350338872078</text:p>
          </table:table-cell>
          <table:table-cell office:value-type="float" office:value="0.647619047619048" calcext:value-type="float">
            <text:p>0.647619047619048</text:p>
          </table:table-cell>
          <table:table-cell office:value-type="float" office:value="0.532282106687239" calcext:value-type="float">
            <text:p>0.532282106687239</text:p>
          </table:table-cell>
          <table:table-cell office:value-type="float" office:value="0.565445026178011" calcext:value-type="float">
            <text:p>0.565445026178011</text:p>
          </table:table-cell>
          <table:table-cell office:value-type="float" office:value="0.603758215717407" calcext:value-type="float">
            <text:p>0.603758215717407</text:p>
          </table:table-cell>
          <table:table-cell office:value-type="float" office:value="0.669767441860465" calcext:value-type="float">
            <text:p>0.6697674418604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707818930041152" calcext:value-type="float">
            <text:p>0.707818930041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8305489260143198]</text:p>
          </table:table-cell>
          <table:table-cell office:value-type="string" calcext:value-type="string">
            <text:p>[44]</text:p>
          </table:table-cell>
          <table:table-cell office:value-type="float" office:value="0.553352926019824" calcext:value-type="float">
            <text:p>0.553352926019824</text:p>
          </table:table-cell>
          <table:table-cell office:value-type="float" office:value="0.648204862914502" calcext:value-type="float">
            <text:p>0.648204862914502</text:p>
          </table:table-cell>
          <table:table-cell office:value-type="float" office:value="0.707818930041152" calcext:value-type="float">
            <text:p>0.707818930041152</text:p>
          </table:table-cell>
          <table:table-cell office:value-type="float" office:value="0.566867299336558" calcext:value-type="float">
            <text:p>0.566867299336558</text:p>
          </table:table-cell>
          <table:table-cell office:value-type="float" office:value="0.592592592592593" calcext:value-type="float">
            <text:p>0.592592592592593</text:p>
          </table:table-cell>
          <table:table-cell office:value-type="float" office:value="0.500002881814929" calcext:value-type="float">
            <text:p>0.500002881814929</text:p>
          </table:table-cell>
          <table:table-cell office:value-type="float" office:value="0.502923976608187" calcext:value-type="float">
            <text:p>0.502923976608187</text:p>
          </table:table-cell>
          <table:table-cell office:value-type="float" office:value="0.498336660013307" calcext:value-type="float">
            <text:p>0.49833666001330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577281191806332" calcext:value-type="float">
            <text:p>0.5772811918063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4582338902147972]</text:p>
          </table:table-cell>
          <table:table-cell office:value-type="string" calcext:value-type="string">
            <text:p>[1]</text:p>
          </table:table-cell>
          <table:table-cell office:value-type="float" office:value="0.572457587299872" calcext:value-type="float">
            <text:p>0.572457587299872</text:p>
          </table:table-cell>
          <table:table-cell office:value-type="float" office:value="0.572892167292278" calcext:value-type="float">
            <text:p>0.572892167292278</text:p>
          </table:table-cell>
          <table:table-cell office:value-type="float" office:value="0.575342465753425" calcext:value-type="float">
            <text:p>0.575342465753425</text:p>
          </table:table-cell>
          <table:table-cell office:value-type="float" office:value="0.57304546514208" calcext:value-type="float">
            <text:p>0.57304546514208</text:p>
          </table:table-cell>
          <table:table-cell office:value-type="float" office:value="0.577281191806332" calcext:value-type="float">
            <text:p>0.577281191806332</text:p>
          </table:table-cell>
          <table:table-cell office:value-type="float" office:value="0.572673520030444" calcext:value-type="float">
            <text:p>0.572673520030444</text:p>
          </table:table-cell>
          <table:table-cell office:value-type="float" office:value="0.575139146567718" calcext:value-type="float">
            <text:p>0.575139146567718</text:p>
          </table:table-cell>
          <table:table-cell office:value-type="float" office:value="0.571219196734683" calcext:value-type="float">
            <text:p>0.571219196734683</text:p>
          </table:table-cell>
          <table:table-cell office:value-type="float" office:value="0.574074074074074" calcext:value-type="float">
            <text:p>0.574074074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614785992217899" calcext:value-type="float">
            <text:p>0.6147859922178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7637231503579952]</text:p>
          </table:table-cell>
          <table:table-cell office:value-type="string" calcext:value-type="string">
            <text:p>[90]</text:p>
          </table:table-cell>
          <table:table-cell office:value-type="float" office:value="0.611701492092384" calcext:value-type="float">
            <text:p>0.611701492092384</text:p>
          </table:table-cell>
          <table:table-cell office:value-type="float" office:value="0.612222138406688" calcext:value-type="float">
            <text:p>0.612222138406688</text:p>
          </table:table-cell>
          <table:table-cell office:value-type="float" office:value="0.613026819923372" calcext:value-type="float">
            <text:p>0.613026819923372</text:p>
          </table:table-cell>
          <table:table-cell office:value-type="float" office:value="0.613788143534608" calcext:value-type="float">
            <text:p>0.613788143534608</text:p>
          </table:table-cell>
          <table:table-cell office:value-type="float" office:value="0.614785992217899" calcext:value-type="float">
            <text:p>0.614785992217899</text:p>
          </table:table-cell>
          <table:table-cell office:value-type="float" office:value="0.610707803992741" calcext:value-type="float">
            <text:p>0.610707803992741</text:p>
          </table:table-cell>
          <table:table-cell office:value-type="float" office:value="0.613430127041742" calcext:value-type="float">
            <text:p>0.613430127041742</text:p>
          </table:table-cell>
          <table:table-cell office:value-type="float" office:value="0.610087882435497" calcext:value-type="float">
            <text:p>0.610087882435497</text:p>
          </table:table-cell>
          <table:table-cell office:value-type="float" office:value="0.613430127041742" calcext:value-type="float">
            <text:p>0.6134301270417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671641791044776" calcext:value-type="float">
            <text:p>0.6716417910447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7899761336515513]</text:p>
          </table:table-cell>
          <table:table-cell office:value-type="string" calcext:value-type="string">
            <text:p>[69]</text:p>
          </table:table-cell>
          <table:table-cell office:value-type="float" office:value="0.595479198740277" calcext:value-type="float">
            <text:p>0.595479198740277</text:p>
          </table:table-cell>
          <table:table-cell office:value-type="float" office:value="0.613180675608644" calcext:value-type="float">
            <text:p>0.613180675608644</text:p>
          </table:table-cell>
          <table:table-cell office:value-type="float" office:value="0.671641791044776" calcext:value-type="float">
            <text:p>0.671641791044776</text:p>
          </table:table-cell>
          <table:table-cell office:value-type="float" office:value="0.604824568376315" calcext:value-type="float">
            <text:p>0.604824568376315</text:p>
          </table:table-cell>
          <table:table-cell office:value-type="float" office:value="0.647302904564315" calcext:value-type="float">
            <text:p>0.647302904564315</text:p>
          </table:table-cell>
          <table:table-cell office:value-type="float" office:value="0.582799751111904" calcext:value-type="float">
            <text:p>0.582799751111904</text:p>
          </table:table-cell>
          <table:table-cell office:value-type="float" office:value="0.585185185185185" calcext:value-type="float">
            <text:p>0.585185185185185</text:p>
          </table:table-cell>
          <table:table-cell office:value-type="float" office:value="0.581111799864243" calcext:value-type="float">
            <text:p>0.581111799864243</text:p>
          </table:table-cell>
          <table:table-cell office:value-type="float" office:value="0.583025830258303" calcext:value-type="float">
            <text:p>0.5830258302583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702702702702703" calcext:value-type="float">
            <text:p>0.7027027027027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8424821002386634]</text:p>
          </table:table-cell>
          <table:table-cell office:value-type="string" calcext:value-type="string">
            <text:p>[50]</text:p>
          </table:table-cell>
          <table:table-cell office:value-type="float" office:value="0.541670862332651" calcext:value-type="float">
            <text:p>0.541670862332651</text:p>
          </table:table-cell>
          <table:table-cell office:value-type="float" office:value="0.579013089093245" calcext:value-type="float">
            <text:p>0.579013089093245</text:p>
          </table:table-cell>
          <table:table-cell office:value-type="float" office:value="0.702702702702703" calcext:value-type="float">
            <text:p>0.702702702702703</text:p>
          </table:table-cell>
          <table:table-cell office:value-type="float" office:value="0.549225607452338" calcext:value-type="float">
            <text:p>0.549225607452338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0.494008678695214" calcext:value-type="float">
            <text:p>0.494008678695214</text:p>
          </table:table-cell>
          <table:table-cell office:value-type="float" office:value="0.49901768172888" calcext:value-type="float">
            <text:p>0.49901768172888</text:p>
          </table:table-cell>
          <table:table-cell office:value-type="float" office:value="0.544436074089807" calcext:value-type="float">
            <text:p>0.544436074089807</text:p>
          </table:table-cell>
          <table:table-cell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577981651376147" calcext:value-type="float">
            <text:p>0.5779816513761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7804295942720764]</text:p>
          </table:table-cell>
          <table:table-cell office:value-type="string" calcext:value-type="string">
            <text:p>[87]</text:p>
          </table:table-cell>
          <table:table-cell office:value-type="float" office:value="0.5582754655224" calcext:value-type="float">
            <text:p>0.5582754655224</text:p>
          </table:table-cell>
          <table:table-cell office:value-type="float" office:value="0.552705300460515" calcext:value-type="float">
            <text:p>0.552705300460515</text:p>
          </table:table-cell>
          <table:table-cell office:value-type="float" office:value="0.559055118110236" calcext:value-type="float">
            <text:p>0.559055118110236</text:p>
          </table:table-cell>
          <table:table-cell office:value-type="float" office:value="0.556496930684391" calcext:value-type="float">
            <text:p>0.556496930684391</text:p>
          </table:table-cell>
          <table:table-cell office:value-type="float" office:value="0.56015037593985" calcext:value-type="float">
            <text:p>0.56015037593985</text:p>
          </table:table-cell>
          <table:table-cell office:value-type="float" office:value="0.55711829465042" calcext:value-type="float">
            <text:p>0.55711829465042</text:p>
          </table:table-cell>
          <table:table-cell office:value-type="float" office:value="0.56120527306968" calcext:value-type="float">
            <text:p>0.56120527306968</text:p>
          </table:table-cell>
          <table:table-cell office:value-type="float" office:value="0.566781336294272" calcext:value-type="float">
            <text:p>0.566781336294272</text:p>
          </table:table-cell>
          <table:table-cell office:value-type="float" office:value="0.577981651376147" calcext:value-type="float">
            <text:p>0.577981651376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653061224489796" calcext:value-type="float">
            <text:p>0.6530612244897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377088305489259]</text:p>
          </table:table-cell>
          <table:table-cell office:value-type="string" calcext:value-type="string">
            <text:p>[60]</text:p>
          </table:table-cell>
          <table:table-cell office:value-type="float" office:value="0.527476039766986" calcext:value-type="float">
            <text:p>0.527476039766986</text:p>
          </table:table-cell>
          <table:table-cell office:value-type="float" office:value="0.571721611721612" calcext:value-type="float">
            <text:p>0.571721611721612</text:p>
          </table:table-cell>
          <table:table-cell office:value-type="float" office:value="0.593406593406594" calcext:value-type="float">
            <text:p>0.593406593406594</text:p>
          </table:table-cell>
          <table:table-cell office:value-type="float" office:value="0.539525050855066" calcext:value-type="float">
            <text:p>0.539525050855066</text:p>
          </table:table-cell>
          <table:table-cell office:value-type="float" office:value="0.653061224489796" calcext:value-type="float">
            <text:p>0.653061224489796</text:p>
          </table:table-cell>
          <table:table-cell office:value-type="float" office:value="0.512811124357268" calcext:value-type="float">
            <text:p>0.512811124357268</text:p>
          </table:table-cell>
          <table:table-cell office:value-type="float" office:value="0.531073446327684" calcext:value-type="float">
            <text:p>0.531073446327684</text:p>
          </table:table-cell>
          <table:table-cell office:value-type="float" office:value="0.485846372133998" calcext:value-type="float">
            <text:p>0.485846372133998</text:p>
          </table:table-cell>
          <table:table-cell office:value-type="float" office:value="0.486166007905138" calcext:value-type="float">
            <text:p>0.486166007905138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592760738425635" calcext:value-type="float">
            <text:p>0.592760738425635</text:p>
          </table:table-cell>
          <table:table-cell table:number-columns-repeated="5"/>
          <table:table-cell table:formula="of:=AVERAGE([.I2:.I16])" office:value-type="float" office:value="0.485378761818852" calcext:value-type="float">
            <text:p>0.485378761818852</text:p>
          </table:table-cell>
          <table:table-cell table:formula="of:=AVERAGE([.J2:.J16])" office:value-type="float" office:value="0.531521260180051" calcext:value-type="float">
            <text:p>0.531521260180051</text:p>
          </table:table-cell>
          <table:table-cell table:formula="of:=AVERAGE([.K2:.K16])" office:value-type="float" office:value="0.583109115477866" calcext:value-type="float">
            <text:p>0.583109115477866</text:p>
          </table:table-cell>
          <table:table-cell table:formula="of:=AVERAGE([.L2:.L16])" office:value-type="float" office:value="0.471479468020123" calcext:value-type="float">
            <text:p>0.471479468020123</text:p>
          </table:table-cell>
          <table:table-cell table:formula="of:=AVERAGE([.M2:.M16])" office:value-type="float" office:value="0.517489291133636" calcext:value-type="float">
            <text:p>0.517489291133636</text:p>
          </table:table-cell>
          <table:table-cell table:formula="of:=AVERAGE([.N2:.N16])" office:value-type="float" office:value="0.474230413044163" calcext:value-type="float">
            <text:p>0.474230413044163</text:p>
          </table:table-cell>
          <table:table-cell table:formula="of:=AVERAGE([.O2:.O16])" office:value-type="float" office:value="0.499673718389962" calcext:value-type="float">
            <text:p>0.499673718389962</text:p>
          </table:table-cell>
          <table:table-cell table:formula="of:=AVERAGE([.P2:.P16])" office:value-type="float" office:value="0.464283906031071" calcext:value-type="float">
            <text:p>0.464283906031071</text:p>
          </table:table-cell>
          <table:table-cell table:formula="of:=AVERAGE([.Q2:.Q16])" office:value-type="float" office:value="0.498041221301159" calcext:value-type="float">
            <text:p>0.498041221301159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15" calcext:value-type="float">
            <text:p>0.1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724137931034483" calcext:value-type="float">
            <text:p>0.72413793103448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48834474305973" calcext:value-type="float">
            <text:p>0.14883447430597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Initial D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5T09:53:50.474007822</dc:date>
    <meta:editing-duration>PT2M2S</meta:editing-duration>
    <meta:editing-cycles>2</meta:editing-cycles>
    <meta:generator>LibreOffice/6.0.7.3$Linux_X86_64 LibreOffice_project/00m0$Build-3</meta:generator>
    <meta:document-statistic meta:table-count="1" meta:cell-count="289" meta:object-count="0"/>
  </office:meta>
</office:document-meta>
</file>